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8.25mm" svg:y="41.63mm">
            <draw:object draw:notify-on-update-of-ranges="Sheet1.A3:Sheet1.A5 Sheet1.B2:Sheet1.B2 Sheet1.B3:Sheet1.B5 Sheet1.C2:Sheet1.C2 Sheet1.C3:Sheet1.C5 Sheet1.D2:Sheet1.D2 Sheet1.D3:Sheet1.D5 Sheet1.E2:Sheet1.E2 Sheet1.E3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9.12mm" svg:y="44.82mm">
            <draw:object draw:notify-on-update-of-ranges="Sheet1.H3:Sheet1.H5 Sheet1.I2:Sheet1.I2 Sheet1.I3:Sheet1.I5 Sheet1.J2:Sheet1.J2 Sheet1.J3:Sheet1.J5 Sheet1.K2:Sheet1.K2 Sheet1.K3:Sheet1.K5 Sheet1.L2:Sheet1.L2 Sheet1.L3:Sheet1.L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gregação</text:p>
          </table:table-cell>
          <table:table-cell table:number-columns-repeated="6"/>
          <table:table-cell office:value-type="string" calcext:value-type="string">
            <text:p>Bus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3"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6 meses</text:p>
          </table:table-cell>
          <table:table-cell office:value-type="float" office:value="64.346260700625" calcext:value-type="float">
            <text:p>64,3462607006</text:p>
          </table:table-cell>
          <table:table-cell office:value-type="float" office:value="103.304596388625" calcext:value-type="float">
            <text:p>103,3045963886</text:p>
          </table:table-cell>
          <table:table-cell office:value-type="float" office:value="159.047932336375" calcext:value-type="float">
            <text:p>159,0479323364</text:p>
          </table:table-cell>
          <table:table-cell office:value-type="float" office:value="180.814460426375" calcext:value-type="float">
            <text:p>180,8144604264</text:p>
          </table:table-cell>
          <table:table-cell table:number-columns-repeated="2"/>
          <table:table-cell office:value-type="string" calcext:value-type="string">
            <text:p>6 meses</text:p>
          </table:table-cell>
          <table:table-cell office:value-type="float" office:value="0.011541627125" calcext:value-type="float">
            <text:p>0,0115416271</text:p>
          </table:table-cell>
          <table:table-cell office:value-type="float" office:value="0.01877818825" calcext:value-type="float">
            <text:p>0,0187781883</text:p>
          </table:table-cell>
          <table:table-cell office:value-type="float" office:value="0.032629039375" calcext:value-type="float">
            <text:p>0,0326290394</text:p>
          </table:table-cell>
          <table:table-cell office:value-type="float" office:value="0.03762832775" calcext:value-type="float">
            <text:p>0,0376283278</text:p>
          </table:table-cell>
        </table:table-row>
        <table:table-row table:style-name="ro1">
          <table:table-cell office:value-type="string" calcext:value-type="string">
            <text:p>1 ano</text:p>
          </table:table-cell>
          <table:table-cell office:value-type="float" office:value="120.739616349375" calcext:value-type="float">
            <text:p>120,7396163494</text:p>
          </table:table-cell>
          <table:table-cell office:value-type="float" office:value="193.012110287" calcext:value-type="float">
            <text:p>193,012110287</text:p>
          </table:table-cell>
          <table:table-cell office:value-type="float" office:value="159.047932336375" calcext:value-type="float">
            <text:p>159,0479323364</text:p>
          </table:table-cell>
          <table:table-cell office:value-type="float" office:value="348.880699682125" calcext:value-type="float">
            <text:p>348,8806996821</text:p>
          </table:table-cell>
          <table:table-cell table:number-columns-repeated="2"/>
          <table:table-cell office:value-type="string" calcext:value-type="string">
            <text:p>1 ano</text:p>
          </table:table-cell>
          <table:table-cell office:value-type="float" office:value="0.086524687" calcext:value-type="float">
            <text:p>0,086524687</text:p>
          </table:table-cell>
          <table:table-cell office:value-type="float" office:value="0.0398881315" calcext:value-type="float">
            <text:p>0,0398881315</text:p>
          </table:table-cell>
          <table:table-cell office:value-type="float" office:value="0.032629039375" calcext:value-type="float">
            <text:p>0,0326290394</text:p>
          </table:table-cell>
          <table:table-cell office:value-type="float" office:value="0.0551452435" calcext:value-type="float">
            <text:p>0,0551452435</text:p>
          </table:table-cell>
        </table:table-row>
        <table:table-row table:style-name="ro1">
          <table:table-cell office:value-type="string" calcext:value-type="string">
            <text:p>2 anos</text:p>
          </table:table-cell>
          <table:table-cell office:value-type="float" office:value="242.19994202925" calcext:value-type="float">
            <text:p>242,1999420293</text:p>
          </table:table-cell>
          <table:table-cell office:value-type="float" office:value="193.012110287" calcext:value-type="float">
            <text:p>193,012110287</text:p>
          </table:table-cell>
          <table:table-cell office:value-type="float" office:value="300.35250171825" calcext:value-type="float">
            <text:p>300,3525017183</text:p>
          </table:table-cell>
          <table:table-cell office:value-type="float" office:value="569.058118325125" calcext:value-type="float">
            <text:p>569,0581183251</text:p>
          </table:table-cell>
          <table:table-cell table:number-columns-repeated="2"/>
          <table:table-cell office:value-type="string" calcext:value-type="string">
            <text:p>2 anos</text:p>
          </table:table-cell>
          <table:table-cell office:value-type="float" office:value="0.2311055105" calcext:value-type="float">
            <text:p>0,2311055105</text:p>
          </table:table-cell>
          <table:table-cell office:value-type="float" office:value="0.0398881315" calcext:value-type="float">
            <text:p>0,0398881315</text:p>
          </table:table-cell>
          <table:table-cell office:value-type="float" office:value="0.0463299655" calcext:value-type="float">
            <text:p>0,0463299655</text:p>
          </table:table-cell>
          <table:table-cell office:value-type="float" office:value="0.057884604625" calcext:value-type="float">
            <text:p>0,0578846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21:16:16.7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01:02.549000000</meta:creation-date>
    <dc:date>2017-03-09T21:17:12.368000000</dc:date>
    <meta:editing-duration>PT12M59S</meta:editing-duration>
    <meta:editing-cycles>2</meta:editing-cycles>
    <meta:generator>LibreOffice/4.4.7.2$Windows_x86 LibreOffice_project/f3153a8b245191196a4b6b9abd1d0da16eead600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Agregação</text:p>
        </chart:title>
        <chart:legend chart:legend-position="end" svg:x="14.531cm" svg:y="3.454cm" style:legend-expansion="high" chart:style-name="ch3"/>
        <chart:plot-area chart:style-name="ch4" table:cell-range-address="Sheet1.A3:Sheet1.E5 Sheet1.B2:Sheet1.E2" chart:data-source-has-labels="both" svg:x="0.32cm" svg:y="1.275cm" svg:width="13.891cm" svg:height="7.545cm">
          <chartooo:coordinate-region svg:x="1.127cm" svg:y="1.474cm" svg:width="13.084cm" svg:height="6.699cm"/>
          <chart:axis chart:dimension="x" chart:name="primary-x" chart:style-name="ch5" chartooo:axis-type="auto">
            <chartooo:date-scale/>
            <chart:categories table:cell-range-address="Sheet1.A3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5" chart:label-cell-address="Sheet1.B2:Sheet1.B2" chart:class="chart:bar">
            <chart:data-point chart:repeated="3"/>
          </chart:series>
          <chart:series chart:style-name="ch9" chart:values-cell-range-address="Sheet1.C3:Sheet1.C5" chart:label-cell-address="Sheet1.C2:Sheet1.C2" chart:class="chart:bar">
            <chart:data-point chart:repeated="3"/>
          </chart:series>
          <chart:series chart:style-name="ch10" chart:values-cell-range-address="Sheet1.D3:Sheet1.D5" chart:label-cell-address="Sheet1.D2:Sheet1.D2" chart:class="chart:bar">
            <chart:data-point chart:repeated="3"/>
          </chart:series>
          <chart:series chart:style-name="ch11" chart:values-cell-range-address="Sheet1.E3:Sheet1.E5" chart:label-cell-address="Sheet1.E2:Sheet1.E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B2:Sheet1.B2</svg:desc>
                </draw:g>
              </table:table-cell>
              <table:table-cell office:value-type="string">
                <text:p>2CM</text:p>
                <draw:g>
                  <svg:desc>Sheet1.C2:Sheet1.C2</svg:desc>
                </draw:g>
              </table:table-cell>
              <table:table-cell office:value-type="string">
                <text:p>4CM</text:p>
                <draw:g>
                  <svg:desc>Sheet1.D2:Sheet1.D2</svg:desc>
                </draw:g>
              </table:table-cell>
              <table:table-cell office:value-type="string">
                <text:p>6CM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A3:Sheet1.A5</svg:desc>
                </draw:g>
              </table:table-cell>
              <table:table-cell office:value-type="float" office:value="64.346260700625">
                <text:p>64.346260700625</text:p>
                <draw:g>
                  <svg:desc>Sheet1.B3:Sheet1.B5</svg:desc>
                </draw:g>
              </table:table-cell>
              <table:table-cell office:value-type="float" office:value="103.304596388625">
                <text:p>103.304596388625</text:p>
                <draw:g>
                  <svg:desc>Sheet1.C3:Sheet1.C5</svg:desc>
                </draw:g>
              </table:table-cell>
              <table:table-cell office:value-type="float" office:value="159.047932336375">
                <text:p>159.047932336375</text:p>
                <draw:g>
                  <svg:desc>Sheet1.D3:Sheet1.D5</svg:desc>
                </draw:g>
              </table:table-cell>
              <table:table-cell office:value-type="float" office:value="180.814460426375">
                <text:p>180.814460426375</text:p>
                <draw:g>
                  <svg:desc>Sheet1.E3:Sheet1.E5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120.739616349375">
                <text:p>120.739616349375</text:p>
              </table:table-cell>
              <table:table-cell office:value-type="float" office:value="193.012110287">
                <text:p>193.012110287</text:p>
              </table:table-cell>
              <table:table-cell office:value-type="float" office:value="159.047932336375">
                <text:p>159.047932336375</text:p>
              </table:table-cell>
              <table:table-cell office:value-type="float" office:value="348.880699682125">
                <text:p>348.880699682125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242.19994202925">
                <text:p>242.19994202925</text:p>
              </table:table-cell>
              <table:table-cell office:value-type="float" office:value="193.012110287">
                <text:p>193.012110287</text:p>
              </table:table-cell>
              <table:table-cell office:value-type="float" office:value="300.35250171825">
                <text:p>300.35250171825</text:p>
              </table:table-cell>
              <table:table-cell office:value-type="float" office:value="569.058118325125">
                <text:p>569.058118325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8cm" svg:y="0.316cm" chart:style-name="ch2">
          <text:p>Busca</text:p>
        </chart:title>
        <chart:legend chart:legend-position="end" svg:x="14.531cm" svg:y="3.454cm" style:legend-expansion="high" chart:style-name="ch3"/>
        <chart:plot-area chart:style-name="ch4" table:cell-range-address="Sheet1.H3:Sheet1.L5 Sheet1.I2:Sheet1.L2" chart:data-source-has-labels="both" svg:x="0.32cm" svg:y="1.275cm" svg:width="13.891cm" svg:height="7.545cm">
          <chartooo:coordinate-region svg:x="1.232cm" svg:y="1.474cm" svg:width="12.979cm" svg:height="6.699cm"/>
          <chart:axis chart:dimension="x" chart:name="primary-x" chart:style-name="ch5" chartooo:axis-type="auto">
            <chartooo:date-scale/>
            <chart:categories table:cell-range-address="Sheet1.H3:Sheet1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3:Sheet1.I5" chart:label-cell-address="Sheet1.I2:Sheet1.I2" chart:class="chart:bar">
            <chart:data-point chart:repeated="3"/>
          </chart:series>
          <chart:series chart:style-name="ch9" chart:values-cell-range-address="Sheet1.J3:Sheet1.J5" chart:label-cell-address="Sheet1.J2:Sheet1.J2" chart:class="chart:bar">
            <chart:data-point chart:repeated="3"/>
          </chart:series>
          <chart:series chart:style-name="ch10" chart:values-cell-range-address="Sheet1.K3:Sheet1.K5" chart:label-cell-address="Sheet1.K2:Sheet1.K2" chart:class="chart:bar">
            <chart:data-point chart:repeated="3"/>
          </chart:series>
          <chart:series chart:style-name="ch11" chart:values-cell-range-address="Sheet1.L3:Sheet1.L5" chart:label-cell-address="Sheet1.L2:Sheet1.L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I2:Sheet1.I2</svg:desc>
                </draw:g>
              </table:table-cell>
              <table:table-cell office:value-type="string">
                <text:p>2CM</text:p>
                <draw:g>
                  <svg:desc>Sheet1.J2:Sheet1.J2</svg:desc>
                </draw:g>
              </table:table-cell>
              <table:table-cell office:value-type="string">
                <text:p>4CM</text:p>
                <draw:g>
                  <svg:desc>Sheet1.K2:Sheet1.K2</svg:desc>
                </draw:g>
              </table:table-cell>
              <table:table-cell office:value-type="string">
                <text:p>6CM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H3:Sheet1.H5</svg:desc>
                </draw:g>
              </table:table-cell>
              <table:table-cell office:value-type="float" office:value="0.011541627125">
                <text:p>0.011541627125</text:p>
                <draw:g>
                  <svg:desc>Sheet1.I3:Sheet1.I5</svg:desc>
                </draw:g>
              </table:table-cell>
              <table:table-cell office:value-type="float" office:value="0.01877818825">
                <text:p>0.01877818825</text:p>
                <draw:g>
                  <svg:desc>Sheet1.J3:Sheet1.J5</svg:desc>
                </draw:g>
              </table:table-cell>
              <table:table-cell office:value-type="float" office:value="0.032629039375">
                <text:p>0.032629039375</text:p>
                <draw:g>
                  <svg:desc>Sheet1.K3:Sheet1.K5</svg:desc>
                </draw:g>
              </table:table-cell>
              <table:table-cell office:value-type="float" office:value="0.03762832775">
                <text:p>0.03762832775</text:p>
                <draw:g>
                  <svg:desc>Sheet1.L3:Sheet1.L5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0.086524687">
                <text:p>0.086524687</text:p>
              </table:table-cell>
              <table:table-cell office:value-type="float" office:value="0.0398881315">
                <text:p>0.0398881315</text:p>
              </table:table-cell>
              <table:table-cell office:value-type="float" office:value="0.032629039375">
                <text:p>0.032629039375</text:p>
              </table:table-cell>
              <table:table-cell office:value-type="float" office:value="0.0551452435">
                <text:p>0.0551452435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0.2311055105">
                <text:p>0.2311055105</text:p>
              </table:table-cell>
              <table:table-cell office:value-type="float" office:value="0.0398881315">
                <text:p>0.0398881315</text:p>
              </table:table-cell>
              <table:table-cell office:value-type="float" office:value="0.0463299655">
                <text:p>0.0463299655</text:p>
              </table:table-cell>
              <table:table-cell office:value-type="float" office:value="0.057884604625">
                <text:p>0.057884604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